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1dda86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1dda86" style:font-size-asian="14pt" style:font-weight-asian="bold" style:font-size-complex="14pt" style:font-weight-complex="bold"/>
    </style:style>
    <style:style style:name="P5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4pt" fo:font-weight="normal" officeooo:paragraph-rsid="001dda86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4pt" fo:font-style="italic" fo:font-weight="normal" officeooo:paragraph-rsid="001dda8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4pt" fo:font-style="italic" fo:font-weight="normal" officeooo:paragraph-rsid="001dda86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4pt" fo:font-style="normal" fo:font-weight="normal" officeooo:paragraph-rsid="001dda86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 style:list-style-name="L1">
      <style:paragraph-properties fo:margin-top="0in" fo:margin-bottom="0in" style:contextual-spacing="false" fo:text-align="justify" style:justify-single-word="false"/>
    </style:style>
    <style:style style:name="P11" style:family="paragraph" style:parent-style-name="Text_20_body" style:list-style-name="L1">
      <style:paragraph-properties fo:text-align="justify" style:justify-single-word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in" fo:margin-bottom="0in" style:contextual-spacing="false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paragraph-properties fo:margin-top="0in" fo:margin-bottom="0in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5">
      <style:paragraph-properties fo:margin-top="0in" fo:margin-bottom="0in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 style:list-style-name="L6">
      <style:paragraph-properties fo:margin-top="0in" fo:margin-bottom="0in" style:contextual-spacing="false"/>
    </style:style>
    <style:style style:name="P22" style:family="paragraph" style:parent-style-name="Text_20_body" style:list-style-name="L7"/>
    <style:style style:name="P23" style:family="paragraph" style:parent-style-name="Text_20_body" style:list-style-name="L7">
      <style:paragraph-properties fo:margin-top="0in" fo:margin-bottom="0in" style:contextual-spacing="false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officeooo:rsid="001f0d5b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f0d5b" style:font-style-asian="normal" style:font-style-complex="normal"/>
    </style:style>
    <style:style style:name="T5" style:family="text">
      <style:text-properties fo:font-style="normal" officeooo:rsid="0020d14b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TVAE: Transformer-based generative modeling for tabular data generation<text:tab/></text:p>
      <text:p text:style-name="P9"/>
      <text:p text:style-name="P6"><text:span text:style-name="T3">Arti</text:span><text:span text:style-name="T4">fi</text:span><text:span text:style-name="T3">cial Intelligence 340 (2025) 104292 <text:s text:c="49"/></text:span><text:span text:style-name="T5">Ocak</text:span><text:span text:style-name="T3"> 2025</text:span></text:p>
      <text:p text:style-name="P7"/>
      <text:p text:style-name="P8"><text:span text:style-name="T2">Anahtar Kelimeler: </text:span>Üretici Yapay Zeka, Tablo verisi, Dönüştürücü </text:p>
      <text:p text:style-name="P4"/>
      <text:p text:style-name="P3"><text:span text:style-name="T1"><text:tab/>Veri üretimi ve sentetik veri kullanımı, makine öğrenmesi ve yapay zeka alanlarında giderek daha önemli bir araştırma konusu haline gelmektedir. </text:span><text:span text:style-name="Strong_20_Emphasis"><text:span text:style-name="T1">Tablo biçimindeki verilerin (tabular data) sentetik olarak üretilmesi</text:span></text:span><text:span text:style-name="T1">, özellikle veri mahremiyeti, dengesiz veri kümelerinin dengelenmesi ve veri artırımı gibi çeşitli uygulama alanlarında kritik bir rol oynamaktadır. Ancak, </text:span><text:span text:style-name="Strong_20_Emphasis"><text:span text:style-name="T1">heterojen veri türlerinin karmaşık ilişkiler içermesi ve yapısal düzenlerinin korunmasının zor olması</text:span></text:span><text:span text:style-name="T1">, geleneksel yöntemlerin tablosal veri üretiminde yeterli başarıyı yakalayamamasına neden olmaktadır.</text:span></text:p>
      <text:p text:style-name="P2"><text:span text:style-name="T1"><text:tab/>Bu çalışmada, </text:span><text:span text:style-name="Strong_20_Emphasis"><text:span text:style-name="T1">Transformer tabanlı bir değişken otoenkoder modeli (Transformer-based Tabular Variational AutoEncoder - TTVAE)</text:span></text:span><text:span text:style-name="T1"> önerilmektedir. </text:span><text:span text:style-name="Strong_20_Emphasis"><text:span text:style-name="T1">Bu model, Transformer mimarisinin dikkat (attention) mekanizmasını kullanarak tabular veri kümelerindeki karmaşık ilişkileri daha iyi öğrenmeyi ve yüksek kaliteli sentetik veriler üretmeyi amaçlamaktadır</text:span></text:span><text:span text:style-name="T1">. TTVAE’nin sunduğu yenilikler şu şekildedir:</text:span></text:p>
      <text:list xml:id="list911337504" text:style-name="L1">
        <text:list-item>
          <text:p text:style-name="P10"><text:span text:style-name="Strong_20_Emphasis"><text:span text:style-name="T1">Transformer tabanlı değişken otoenkoder (VAE) modeli</text:span></text:span><text:span text:style-name="T1"> kullanılarak, tabular veri türleri arasındaki ilişkiler daha doğru şekilde yakalanmaktadır.</text:span></text:p>
        </text:list-item>
        <text:list-item>
          <text:p text:style-name="P10"><text:span text:style-name="Strong_20_Emphasis"><text:span text:style-name="T1">Latent (gizli) uzayda enterpolasyon (interpolation) yöntemi</text:span></text:span><text:span text:style-name="T1"> entegre edilerek, üretilen sentetik verilerin daha iyi kontrol edilebilir ve gerçekçi olması sağlanmaktadır.</text:span></text:p>
        </text:list-item>
        <text:list-item>
          <text:p text:style-name="P11"><text:span text:style-name="Strong_20_Emphasis"><text:span text:style-name="T1">Çeşitli veri kümeleri üzerinde geniş çaplı deneyler gerçekleştirilerek</text:span></text:span><text:span text:style-name="T1">, modelin farklı veri türleri ve boyutlarına uyum sağlama kabiliyeti test edilmiştir.</text:span></text:p>
        </text:list-item>
      </text:list>
      <text:p text:style-name="P2"><text:span text:style-name="T1"><text:tab/>Çalışmanın temel amacı, </text:span><text:span text:style-name="Strong_20_Emphasis"><text:span text:style-name="T1">mevcut generatif modellerin (VAE, GAN, Diffusion Modelleri) yetersiz kaldığı noktalarda Transformer tabanlı yaklaşımların sağlayabileceği avantajları ortaya koymak ve tabular veri üretiminde yeni bir standart belirlemektir</text:span></text:span><text:span text:style-name="T1">. Deneysel sonuçlar, önerilen modelin </text:span><text:span text:style-name="Strong_20_Emphasis"><text:span text:style-name="T1">state-of-the-art (SOTA)</text:span></text:span><text:span text:style-name="T1"> yöntemleri geride bıraktığını göstermektedir.</text:span></text:p>
      <text:p text:style-name="P2"><text:span text:style-name="Strong_20_Emphasis"><text:span text:style-name="T1"/></text:span></text:p>
      <text:h text:style-name="Heading_20_3" text:outline-level="3"><text:soft-page-break/><text:span text:style-name="Strong_20_Emphasis"><text:span text:style-name="T1">1. Tabular Veri Üretiminde Karşılaşılan Zorluklar</text:span></text:span></text:h>
      <text:p text:style-name="Text_20_body"><text:span text:style-name="T1">Sentetik veri üretimi, özellikle </text:span><text:span text:style-name="Strong_20_Emphasis"><text:span text:style-name="T1">sağlık, finans, e-ticaret ve kamu hizmetleri</text:span></text:span><text:span text:style-name="T1"> gibi veri mahremiyetinin büyük önem taşıdığı alanlarda kullanılmaktadır. Ancak, </text:span><text:span text:style-name="Strong_20_Emphasis"><text:span text:style-name="T1">tabular veri üretimi</text:span></text:span><text:span text:style-name="T1"> diğer veri türlerine göre daha zorludur. Bunun temel nedenleri şunlardır:</text:span></text:p>
      <text:list xml:id="list1632736663" text:style-name="L2">
        <text:list-item>
          <text:p text:style-name="P13"><text:span text:style-name="Strong_20_Emphasis"><text:span text:style-name="T1">Heterojen Veri Türleri</text:span></text:span><text:span text:style-name="T1">: Tabular veri kümeleri, hem </text:span><text:span text:style-name="Strong_20_Emphasis"><text:span text:style-name="T1">sayısal hem de kategorik değişkenler</text:span></text:span><text:span text:style-name="T1"> içermektedir ve bu değişkenler arasında karmaşık bağımlılıklar bulunmaktadır.</text:span></text:p>
        </text:list-item>
        <text:list-item>
          <text:p text:style-name="P13"><text:span text:style-name="Strong_20_Emphasis"><text:span text:style-name="T1">Veri Yapısının Korunması</text:span></text:span><text:span text:style-name="T1">: Özellikle kategorik değişkenlerin ilişkileri korunmazsa, sentetik veri gerçek veriye kıyasla anlamını yitirebilir.</text:span></text:p>
        </text:list-item>
        <text:list-item>
          <text:p text:style-name="P12"><text:span text:style-name="Strong_20_Emphasis"><text:span text:style-name="T1">Geleneksel Yöntemlerin Sınırlamaları</text:span></text:span><text:span text:style-name="T1">: </text:span><text:span text:style-name="Strong_20_Emphasis"><text:span text:style-name="T1">VAE ve GAN gibi geleneksel generatif modeller</text:span></text:span><text:span text:style-name="T1">, tabular veride görülen yüksek boyutlu bağımlılıkları etkili bir şekilde modelleyememektedir.</text:span></text:p>
        </text:list-item>
      </text:list>
      <text:p text:style-name="Text_20_body"><text:span text:style-name="T1">Bu eksiklikleri gidermek amacıyla, </text:span><text:span text:style-name="Strong_20_Emphasis"><text:span text:style-name="T1">Transformer tabanlı generatif model (TTVAE) geliştirilmiş</text:span></text:span><text:span text:style-name="T1"> ve tabular verilerin </text:span><text:span text:style-name="Strong_20_Emphasis"><text:span text:style-name="T1">daha doğru bir şekilde modellenmesi ve üretilmesi</text:span></text:span><text:span text:style-name="T1"> sağlanmıştır.</text:span></text:p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2. TTVAE: Transformer Tabanlı Değişken Otoenkoder</text:span></text:span></text:h>
      <text:p text:style-name="Text_20_body"><text:span text:style-name="T1">TTVAE, </text:span><text:span text:style-name="Strong_20_Emphasis"><text:span text:style-name="T1">iki temel bileşenden oluşmaktadır</text:span></text:span><text:span text:style-name="T1">:</text:span></text:p>
      <text:list xml:id="list3653311378" text:style-name="L3">
        <text:list-item>
          <text:p text:style-name="P15"><text:span text:style-name="Strong_20_Emphasis"><text:span text:style-name="T1">Transformer Tabanlı VAE Modeli</text:span></text:span><text:span text:style-name="T1">: Encoder ve decoder olarak yapılandırılmış Transformer katmanları, tabular veri kümelerindeki </text:span><text:span text:style-name="Strong_20_Emphasis"><text:span text:style-name="T1">karmaşık ilişkileri yakalamak</text:span></text:span><text:span text:style-name="T1"> için kullanılmıştır.</text:span></text:p>
        </text:list-item>
        <text:list-item>
          <text:p text:style-name="P14"><text:span text:style-name="Strong_20_Emphasis"><text:span text:style-name="T1">Latent Uzayda Enterpolasyon (Interpolation) Mekanizması</text:span></text:span><text:span text:style-name="T1">: Model, </text:span><text:span text:style-name="Strong_20_Emphasis"><text:span text:style-name="T1">SMOTE</text:span></text:span><text:span text:style-name="T1"> benzeri enterpolasyon teknikleri ile gizli uzayda (latent space) ara noktalar üreterek daha çeşitli ve gerçekçi sentetik veri oluşturabilmektedir.</text:span></text:p>
        </text:list-item>
      </text:list>
      <text:h text:style-name="Heading_20_4" text:outline-level="4"><text:span text:style-name="Strong_20_Emphasis"><text:span text:style-name="T1">TTVAE Modelinin Çalışma Prensibi:</text:span></text:span></text:h>
      <text:list xml:id="list611453729" text:style-name="L4">
        <text:list-item>
          <text:p text:style-name="P17"><text:span text:style-name="Strong_20_Emphasis"><text:span text:style-name="T1">Gerçek veri, Transformer tabanlı bir encoder ağına verilerek düşük boyutlu bir latent uzaya dönüştürülür.</text:span></text:span></text:p>
        </text:list-item>
        <text:list-item>
          <text:p text:style-name="P17"><text:span text:style-name="Strong_20_Emphasis"><text:span text:style-name="T1">Latent uzayda enterpolasyon teknikleri uygulanarak yeni sentetik veri noktaları üretilir.</text:span></text:span></text:p>
        </text:list-item>
        <text:list-item>
          <text:p text:style-name="P16"><text:span text:style-name="Strong_20_Emphasis"><text:span text:style-name="T1">Decoder ağı, bu sentetik latent noktaları yeniden tabular veri formatına dönüştürerek son çıktıyı oluşturur.</text:span></text:span></text:p>
        </text:list-item>
      </text:list>
      <text:p text:style-name="Text_20_body"><text:span text:style-name="T1">Bu yöntem sayesinde, </text:span><text:span text:style-name="Strong_20_Emphasis"><text:span text:style-name="T1">sentetik verinin gerçek veri ile daha fazla benzerlik göstermesi sağlanmakta ve farklı veri türleri arasında ilişkiler daha iyi korunmaktadır</text:span></text:span><text:span text:style-name="T1">.</text:span></text:p>
      <text:h text:style-name="Heading_20_3" text:outline-level="3"><text:soft-page-break/><text:span text:style-name="Strong_20_Emphasis"><text:span text:style-name="T1"/></text:span></text:h>
      <text:h text:style-name="Heading_20_3" text:outline-level="3"><text:span text:style-name="Strong_20_Emphasis"><text:span text:style-name="T1">3. Deneysel Çalışmalar ve Sonuçlar</text:span></text:span></text:h>
      <text:p text:style-name="Text_20_body"><text:span text:style-name="T1">Önerilen modelin etkinliğini test etmek amacıyla </text:span><text:span text:style-name="Strong_20_Emphasis"><text:span text:style-name="T1">16 farklı gerçek veri kümesi</text:span></text:span><text:span text:style-name="T1"> üzerinde deneyler gerçekleştirilmiştir. Kullanılan veri kümeleri arasında </text:span><text:span text:style-name="Strong_20_Emphasis"><text:span text:style-name="T1">kredi değerlendirme, tıbbi teşhis, telemetri verileri ve finansal analiz veri kümeleri</text:span></text:span><text:span text:style-name="T1"> bulunmaktadır.</text:span></text:p>
      <text:p text:style-name="P5">Deneyler kapsamında şu metrikler kullanılmıştır:</text:p>
      <text:list xml:id="list937043193" text:style-name="L5">
        <text:list-item>
          <text:p text:style-name="P19"><text:span text:style-name="Strong_20_Emphasis"><text:span text:style-name="T1">Makine Öğrenmesi Yardımcı Model Performansı</text:span></text:span><text:span text:style-name="T1">: Sentetik veriyle eğitilen modellerin gerçek veriyle eğitilen modellere kıyasla başarısı ölçülmüştür.</text:span></text:p>
        </text:list-item>
        <text:list-item>
          <text:p text:style-name="P19"><text:span text:style-name="Strong_20_Emphasis"><text:span text:style-name="T1">İstatistiksel Benzerlik</text:span></text:span><text:span text:style-name="T1">: Sentetik ve gerçek veri kümeleri arasındaki </text:span><text:span text:style-name="Strong_20_Emphasis"><text:span text:style-name="T1">Kullback-Leibler Divergensi (KLD), Jensen-Shannon Divergensi (JSD) ve Wasserstein Mesafesi (WD)</text:span></text:span><text:span text:style-name="T1"> gibi ölçümler hesaplanmıştır.</text:span></text:p>
        </text:list-item>
        <text:list-item>
          <text:p text:style-name="P18"><text:span text:style-name="Strong_20_Emphasis"><text:span text:style-name="T1">Gizlilik Değerlendirmesi</text:span></text:span><text:span text:style-name="T1">: </text:span><text:span text:style-name="Strong_20_Emphasis"><text:span text:style-name="T1">Mean Distance to Closest Record (DCR)</text:span></text:span><text:span text:style-name="T1"> ve </text:span><text:span text:style-name="Strong_20_Emphasis"><text:span text:style-name="T1">Propensity Mean Squared Error (pMSE)</text:span></text:span><text:span text:style-name="T1"> ölçümleri ile sentetik verinin gerçek veriden ne kadar farklı olduğu analiz edilmiştir.</text:span></text:p>
        </text:list-item>
      </text:list>
      <text:h text:style-name="Heading_20_4" text:outline-level="4"><text:span text:style-name="Strong_20_Emphasis"><text:span text:style-name="T1">Deney Sonuçları:</text:span></text:span></text:h>
      <text:list xml:id="list2843905541" text:style-name="L6">
        <text:list-item>
          <text:p text:style-name="P21"><text:span text:style-name="Strong_20_Emphasis"><text:span text:style-name="T1">TTVAE, tüm veri kümelerinde istatistiksel benzerlik açısından en iyi performansı göstermiştir.</text:span></text:span></text:p>
        </text:list-item>
        <text:list-item>
          <text:p text:style-name="P21"><text:span text:style-name="Strong_20_Emphasis"><text:span text:style-name="T1">Makine öğrenmesi modellerinde, TTVAE ile üretilen sentetik veriyle eğitilen modeller, gerçek veriyle eğitilen modellere çok yakın doğruluk oranları elde etmiştir.</text:span></text:span></text:p>
        </text:list-item>
        <text:list-item>
          <text:p text:style-name="P21"><text:span text:style-name="Strong_20_Emphasis"><text:span text:style-name="T1">Gizlilik analizlerinde, TTVAE'nin ürettiği verilerin orijinal veri noktalarını doğrudan kopyalamadığı, ancak veri dağılımına uygun gerçekçi örnekler oluşturduğu tespit edilmiştir.</text:span></text:span></text:p>
        </text:list-item>
        <text:list-item>
          <text:p text:style-name="P20"><text:span text:style-name="Strong_20_Emphasis"><text:span text:style-name="T1">CTGAN, TVAE, TabDDPM gibi diğer jeneratif modellere kıyasla, TTVAE çok daha tutarlı ve güvenilir sentetik veri üretmiştir.</text:span></text:span></text:p>
        </text:list-item>
      </text:list>
      <text:p text:style-name="Text_20_body"><text:span text:style-name="T1">Bu sonuçlar, TTVAE’nin </text:span><text:span text:style-name="Strong_20_Emphasis"><text:span text:style-name="T1">tabular veri üretimi için güçlü bir generatif model olarak değerlendirilebileceğini</text:span></text:span><text:span text:style-name="T1"> ve </text:span><text:span text:style-name="Strong_20_Emphasis"><text:span text:style-name="T1">mevcut yöntemlere kıyasla önemli iyileştirmeler sunduğunu</text:span></text:span><text:span text:style-name="T1"> göstermektedir.</text:span></text:p>
      <text:p text:style-name="Text_20_body"><text:span text:style-name="Strong_20_Emphasis"><text:span text:style-name="T1"/></text:span></text:p>
      <text:p text:style-name="Text_20_body"><text:span text:style-name="T1">Bu çalışma, </text:span><text:span text:style-name="Strong_20_Emphasis"><text:span text:style-name="T1">Transformer tabanlı değişken otoenkoder (TTVAE) modelini tanıtarak, tabular veri üretimi alanında önemli bir ilerleme sağlamıştır</text:span></text:span><text:span text:style-name="T1">. Model, </text:span><text:span text:style-name="Strong_20_Emphasis"><text:span text:style-name="T1">gizli uzay enterpolasyonu ve dikkat mekanizması</text:span></text:span><text:span text:style-name="T1"> kullanarak, </text:span><text:span text:style-name="Strong_20_Emphasis"><text:span text:style-name="T1">sentetik verilerin gerçek veriye benzer ancak gizliliği koruyan şekilde üretilmesini mümkün kılmıştır</text:span></text:span><text:span text:style-name="T1">.</text:span></text:p>
      <text:h text:style-name="Heading_20_3" text:outline-level="3"><text:soft-page-break/><text:span text:style-name="Strong_20_Emphasis"><text:span text:style-name="T1">Çalışmanın Temel Katkıları:</text:span></text:span></text:h>
      <text:list xml:id="list213586745" text:style-name="L7">
        <text:list-item>
          <text:p text:style-name="P23"><text:span text:style-name="Strong_20_Emphasis"><text:span text:style-name="T1">Tabular veri üretimi için Transformer mimarisinin başarılı şekilde uygulanması</text:span></text:span></text:p>
        </text:list-item>
        <text:list-item>
          <text:p text:style-name="P23"><text:span text:style-name="Strong_20_Emphasis"><text:span text:style-name="T1">Latent uzay enterpolasyonu kullanılarak daha tutarlı ve güvenilir sentetik veri üretimi</text:span></text:span></text:p>
        </text:list-item>
        <text:list-item>
          <text:p text:style-name="P22"><text:span text:style-name="Strong_20_Emphasis"><text:span text:style-name="T1">Çeşitli veri kümeleri üzerinde yapılan deneylerle modelin üstünlüğünün kanıtlanması</text:span></text:span></text:p>
        </text:list-item>
      </text:list>
      <text:p text:style-name="Text_20_body"><text:span text:style-name="T1">Bu çalışma, </text:span><text:span text:style-name="Strong_20_Emphasis"><text:span text:style-name="T1">gelişmiş generatif modellerin tabular veri üretimi için nasıl optimize edilebileceğini göstermekte ve gelecekte bu alanda daha ileri modellerin geliştirilmesine ışık tutmaktadır</text:span></text:span><text:span text:style-name="T1">.</text:span>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0:05:37.825136582</meta:creation-date>
    <dc:date>2025-03-06T14:48:01.030164053</dc:date>
    <meta:editing-duration>PT37M23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4" meta:paragraph-count="42" meta:word-count="766" meta:character-count="6388" meta:non-whitespace-character-count="5631"/>
  </office:meta>
</office:document-meta>
</file>